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StringCre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Creator.append( String field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Creator.append( String fieldName ,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Creator.ToStringCreator( Object obj , @ Nullable ToStringStyler sty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Creator.ToStringCreator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Creator.append( String fieldName ,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Creator.printFieldSeparatorIfNecess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StringCreator.append( String field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Creator.append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Creator.append( String field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Creator.append( String field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Creator.ToStringCreator( Object obj , @ Nullable ValueStyler sty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Creator.append( String field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Creator.append( String fieldName ,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